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3854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0.7717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2.5516in"/>
    </style:style>
    <style:style style:name="co17" style:family="table-column">
      <style:table-column-properties fo:break-before="auto" style:column-width="1.2756in"/>
    </style:style>
    <style:style style:name="co18" style:family="table-column">
      <style:table-column-properties fo:break-before="auto" style:column-width="0.6429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6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4929in"/>
    </style:style>
    <style:style style:name="co24" style:family="table-column">
      <style:table-column-properties fo:break-before="auto" style:column-width="0.9752in"/>
    </style:style>
    <style:style style:name="co25" style:family="table-column">
      <style:table-column-properties fo:break-before="auto" style:column-width="1.7689in"/>
    </style:style>
    <style:style style:name="co26" style:family="table-column">
      <style:table-column-properties fo:break-before="auto" style:column-width="1.2543in"/>
    </style:style>
    <style:style style:name="co27" style:family="table-column">
      <style:table-column-properties fo:break-before="auto" style:column-width="0.6535in"/>
    </style:style>
    <style:style style:name="co28" style:family="table-column">
      <style:table-column-properties fo:break-before="auto" style:column-width="1.4575in"/>
    </style:style>
    <style:style style:name="co29" style:family="table-column">
      <style:table-column-properties fo:break-before="auto" style:column-width="1.9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PennTreeBan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3" table:default-cell-style-name="ce4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5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5" table:default-cell-style-name="ce4"/>
        <table:table-row table:style-name="ro1" table:number-rows-repeated="3">
          <table:table-cell table:number-columns-repeated="2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h examples/recurrentlanguagemodel.lua --dataset PennTreeBank --progress --hiddenSize 200 --useDevice 4 --cuda --trainEpochSize -1 --validEpochSize -1 -rho 5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calcext:value-type="string">
            <text:p>RNN</text:p>
          </table:table-cell>
          <table:table-cell table:style-name="ce2"/>
          <table:table-cell table:number-columns-repeated="24"/>
        </table:table-row>
        <table:table-row table:style-name="ro1">
          <table:table-cell table:style-name="ce2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idden size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/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zeroF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/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72427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351, 397, 280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80539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687, 682, 641 </text:p>
          </table:table-cell>
          <table:table-cell office:value-type="string" calcext:value-type="string">
            <text:p>PK, no maxnorm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80638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323, 404, 470</text:p>
          </table:table-cell>
          <table:table-cell office:value-type="string" calcext:value-type="string">
            <text:p>valid is wrong, ad not work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981951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423, 445, 383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01561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26, 448, 430</text:p>
          </table:table-cell>
          <table:table-cell office:value-type="string" calcext:value-type="string">
            <text:p>train goes down, valid doesn'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152969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347, 291, 27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168116:1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25, 409, 389</text:p>
          </table:table-cell>
          <table:table-cell office:value-type="string" calcext:value-type="string">
            <text:p>overfitting, train stopped at 326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273911: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376, 298, 28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27390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343 291, 2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5611199: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342, 259, 2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561176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377, 323, 2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theus:143628292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boolean" office:boolean-value="true" calcext:value-type="boolean">
            <text:p>1</text:p>
          </table:table-cell>
          <table:table-cell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office:value-type="float" office:value="398" calcext:value-type="float">
            <text:p>398</text:p>
          </table:table-cell>
          <table:table-cell table:style-name="ce3" office:value-type="string" calcext:value-type="string">
            <text:p>142, 176, 166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true" calcext:value-type="boolean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hea:1436386346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true" calcext:value-type="boolean">
            <text:p>1</text:p>
          </table:table-cell>
          <table:table-cell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29, 199, 18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289229: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boolean" office:boolean-value="true" calcext:value-type="boolean">
            <text:p>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table:style-name="ce6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96" calcext:value-type="float">
            <text:p>296</text:p>
          </table:table-cell>
          <table:table-cell table:style-name="ce3" office:value-type="string" calcext:value-type="string">
            <text:p>107, 151, 1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true" calcext:value-type="boolean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19"/>
          <table:table-cell table:number-columns-repeated="5"/>
        </table:table-row>
        <table:table-row table:style-name="ro1">
          <table:table-cell table:style-name="ce2" office:value-type="string" calcext:value-type="string">
            <text:p>LSTM</text:p>
          </table:table-cell>
          <table:table-cell/>
          <table:table-cell table:style-name="Default" table:number-columns-repeated="19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 office:value-type="string" calcext:value-type="string">
            <text:p>df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uni.</text:p>
          </table:table-cell>
          <table:table-cell table:style-name="ce3"/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Size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310762:1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6" office:value-type="boolean" office:boolean-value="false" calcext:value-type="boolean">
            <text:p>0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, 144, 139</text:p>
          </table:table-cell>
          <table:table-cell office:value-type="string" calcext:value-type="string">
            <text:p>overfit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22858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93, 136, 130</text:p>
          </table:table-cell>
          <table:table-cell table:style-name="ce1" office:value-type="string" calcext:value-type="string">
            <text:p>PK, --schedule '{[5]=0.5,[6]=0.25,[7]=0.125,[8]=0.0625,[9]=0.03125,[10]=0.015625,[11]=0.0078125,[12]=0.00390625}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18426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, 163, 158</text:p>
          </table:table-cell>
          <table:table-cell office:value-type="string" calcext:value-type="string">
            <text:p>Overfitting : 1.44, 509, 4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85863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, 156, 149</text:p>
          </table:table-cell>
          <table:table-cell office:value-type="string" calcext:value-type="string">
            <text:p>max norm (mn) help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86191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8, 135, 131</text:p>
          </table:table-cell>
          <table:table-cell office:value-type="string" calcext:value-type="string">
            <text:p>PK, forgot –dropout swit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99446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1, 177, 1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6899033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8, 163, 1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3, 139, 134</text:p>
          </table:table-cell>
          <table:table-cell table:style-name="Default" office:value-type="float" office:value="896" calcext:value-type="float">
            <text:p>8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707256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0k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72, 127, 121</text:p>
          </table:table-cell>
          <table:table-cell office:value-type="string" calcext:value-type="string">
            <text:p>randomsampler may not be best approac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83, 161, 157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/>
          <table:table-cell table:number-columns-repeated="11"/>
        </table:table-row>
        <table:table-row table:style-name="ro1">
          <table:table-cell table:number-columns-repeated="14"/>
          <table:table-cell table:style-name="ce6"/>
          <table:table-cell/>
          <table:table-cell table:style-name="ce3" table:number-columns-repeated="2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string" calcext:value-type="string">
            <text:p>BRNN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idden size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/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zeroF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/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seudo-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536768:1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6" office:value-type="boolean" office:boolean-value="true" calcext:value-type="boolean">
            <text:p>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1, 83, 77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817700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6" office:value-type="boolean" office:boolean-value="true" calcext:value-type="boolean">
            <text:p>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?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147, 94, 87</text:p>
          </table:table-cell>
          <table:table-cell table:number-columns-repeated="6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calcext:value-type="string">
            <text:p>BLSTM</text:p>
          </table:table-cell>
          <table:table-cell table:number-columns-repeated="25"/>
        </table:table-row>
        <table:table-row table:style-name="ro1" table:number-rows-repeated="9">
          <table:table-cell table:number-columns-repeated="26"/>
        </table:table-row>
        <table:table-row table:style-name="ro1">
          <table:table-cell office:value-type="string" calcext:value-type="string">
            <text:p>version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lid is just like test</text:p>
          </table:table-cell>
          <table:table-cell table:number-columns-repeated="18"/>
          <table:table-cell office:value-type="string" calcext:value-type="string">
            <text:p>try with lookup table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member()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okuptable cunn fix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x Dictionary and SequencerCriterion + ModuleCriterion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x LSTM missing Tanh bug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STM scale/rho -&gt; scale, No cell(t-1) in gates, LookupTable instead of Dictionary</text:p>
          </table:table-cell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LSTM + new LSTM bug fixes</text:p>
          </table:table-cell>
          <table:table-cell table:number-columns-repeated="24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/>
          <table:table-cell office:value-type="string" calcext:value-type="string">
            <text:p>th examples/recurrentlanguagemodel.lua --dataset PennTreeBank --cuda --useDevice 2 --trainEpochSize 50000 --validEpochSize -1 --uniform 0.4 --adaptiveDecay --decayFactor 0.8 --learningRate 1 --lstm --rho 35 --batchSize 20 --hiddenSize '{1500,1500}' --dropoutProb 0.65 --cutoffNorm 10 --maxWait 2 --progress --evalSize 35</text:p>
          </table:table-cell>
          <table:table-cell table:number-columns-repeated="24"/>
        </table:table-row>
        <table:table-row table:style-name="ro2">
          <table:table-cell/>
          <table:table-cell office:value-type="string" calcext:value-type="string">
            <text:p>th examples/recurrentlanguagemodel.lua --dataset PennTreeBank --progress --trainEpochSize 50000 --valid</text:p>
            <text:p>EpochSize -1 --maxTries 50 --maxOutNorm -1 --cuda --useDevice 4 --lstm --rho 20 --hiddenSize '{200,200}' --batchSize 20 --lea</text:p>
            <text:p>rningRate 1 --uniform 0.1 --cutoffNorm 5 --maxEpoch 13 --schedule '{[5]=0.5,[6]=0.25,[7]=0.125,[8]=0.0625,[9]=0.03125,[10]=0.</text:p>
            <text:p>015625,[11]=0.0078125,[12]=0.00390625}'</text:p>
            <text:p/>
          </table:table-cell>
          <table:table-cell table:number-columns-repeated="24"/>
        </table:table-row>
        <table:table-row table:style-name="ro1" table:number-rows-repeated="104845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BillionWords" table:style-name="ta1">
        <table:table-column table:style-name="co9" table:default-cell-style-name="Default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0" table:number-columns-repeated="2" table:default-cell-style-name="ce4"/>
        <table:table-column table:style-name="co14" table:default-cell-style-name="ce4"/>
        <table:table-column table:style-name="co22" table:default-cell-style-name="ce4"/>
        <table:table-column table:style-name="co23" table:default-cell-style-name="ce4"/>
        <table:table-column table:style-name="co22" table:default-cell-style-name="ce4"/>
        <table:table-column table:style-name="co12" table:default-cell-style-name="ce4"/>
        <table:table-column table:style-name="co1" table:default-cell-style-name="ce4"/>
        <table:table-column table:style-name="co24" table:default-cell-style-name="ce4"/>
        <table:table-column table:style-name="co25" table:default-cell-style-name="ce4"/>
        <table:table-row table:style-name="ro3" table:number-rows-repeated="4">
          <table:table-cell table:number-columns-repeated="16"/>
        </table:table-row>
        <table:table-row table:style-name="ro3">
          <table:table-cell office:value-type="string" calcext:value-type="string">
            <text:p>RNN</text:p>
          </table:table-cell>
          <table:table-cell table:number-columns-repeated="15"/>
        </table:table-row>
        <table:table-row table:style-name="ro4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3">
          <table:table-cell/>
          <table:table-cell office:value-type="string" calcext:value-type="string">
            <text:p>rhea:1434669879: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6" office:value-type="boolean" office:boolean-value="true" calcext:value-type="boolean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96, 197, 205</text:p>
          </table:table-cell>
          <table:table-cell office:value-type="string" calcext:value-type="string">
            <text:p>Premature Kill (PK)</text:p>
          </table:table-cell>
        </table:table-row>
        <table:table-row table:style-name="ro3" table:number-rows-repeated="1048568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ImageNet" table:style-name="ta1">
        <table:table-column table:style-name="co1" table:default-cell-style-name="Default"/>
        <table:table-column table:style-name="co26" table:default-cell-style-name="ce4"/>
        <table:table-column table:style-name="co1" table:number-columns-repeated="5" table:default-cell-style-name="ce4"/>
        <table:table-column table:style-name="co9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row table:style-name="ro3" table:number-rows-repeated="4">
          <table:table-cell table:number-columns-repeated="11"/>
        </table:table-row>
        <table:table-row table:style-name="ro4">
          <table:table-cell table:style-name="ce2" office:value-type="string" calcext:value-type="string">
            <text:p>AlexNet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Top 1,5,10 acc. All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3">
          <table:table-cell/>
          <table:table-cell office:value-type="string" calcext:value-type="string">
            <text:p>rhea:1434634812:1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2.144,75.49,82.174</text:p>
          </table:table-cell>
          <table:table-cell office:value-type="string" calcext:value-type="string">
            <text:p>plateau, train_acc=0.68</text:p>
          </table:table-cell>
        </table:table-row>
        <table:table-row table:style-name="ro3" table:number-rows-repeated="104856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14:32:14.920821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-leonard </meta:initial-creator>
    <meta:creation-date>2015-06-20T08:26:19</meta:creation-date>
    <meta:generator>LibreOffice/4.2.3.3$Linux_X86_64 LibreOffice_project/420m0$Build-3</meta:generator>
    <dc:date>2015-07-22T15:01:31.667073540</dc:date>
    <meta:editing-duration>P26DT22H53M58S</meta:editing-duration>
    <meta:editing-cycles>41</meta:editing-cycles>
    <meta:document-statistic meta:table-count="3" meta:cell-count="576" meta:object-count="0"/>
  </office:meta>
</office:document-meta>
</file>